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svg:stroke-width="0.05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.452cm" svg:height="1.521cm" draw:transform="rotate (-2.23262517915072) translate (5.5554224539273cm 6.13017653542385cm)" svg:viewBox="0 0 1453 1522" svg:d="m0-14778c419-138 912 165 1280-222 462-485-134-769-265-1149l-118-151">
          <text:p/>
        </draw:path>
        <draw:path draw:style-name="gr1" draw:text-style-name="P1" draw:layer="layout" svg:width="5.595cm" svg:height="7.955cm" draw:transform="rotate (-2.12877808865708) translate (14.1714529269639cm 7.74879799827485cm)" svg:viewBox="0 0 5596 7956" svg:d="m4207-24294c396-49 813-58 1174-282 514-320 6-1026-473-831-424 173-994 78-1263-293-247-340-427-708-570-1129-127-372-419-670-628-1005-215-345-492-660-647-1037-155-376-292-755-561-1045-413-444 176-748 348-1028 198-325 795-701 373-1134-381-392-820 5-1231 48l-324 202-405 73v0">
          <text:p/>
        </draw:path>
        <draw:path draw:style-name="gr1" draw:text-style-name="P1" draw:layer="layout" svg:width="4.998cm" svg:height="7.452cm" draw:transform="rotate (-2.58361089172672) translate (11.822cm 13.981cm)" svg:viewBox="0 0 4999 7453" svg:d="m2777-30228c229 116 1336-231 766 433-238 278-420 1074 94 1004 390-54 512-578 736-892 223-311 560-591 607-972 59-469-15-967-296-1401-237-367-662-442-904-789-238-343-605-563-956-777-335-205-669-420-1004-627-458-283-941-560-1260-1012l-296-319-203-397-61-263">
          <text:p/>
        </draw:path>
        <draw:path draw:style-name="gr2" draw:text-style-name="P1" draw:layer="layout" svg:width="0.91cm" svg:height="0.378cm" draw:transform="rotate (-1.5707963267946) translate (6.41899999999995cm 7.43099999999956cm)" svg:viewBox="0 0 911 379" svg:d="m35-12838c75 33 155 55 236 69 75 13 154 11 229 28 90 20 200 40 249 118 36 57 302 62 63 97-86 13-174 11-257 42-78 29-165 32-243 13-73-18-140-60-215-62l-69-7h-28">
          <text:p/>
        </draw:path>
        <draw:path draw:style-name="gr2" draw:text-style-name="P1" draw:layer="layout" svg:width="1.036cm" svg:height="0.409cm" draw:transform="rotate (1.73991873131282) translate (5.53138154367282cm 10.4877912984976cm)" svg:viewBox="0 0 1037 410" svg:d="m395 7375c119-5 216 66 320 104 85 31 195 40 247 119 22 33 163 222-10 181-74-17-161-3-223-52-67-54-144-35-212-78-61-39-138-45-210-50-77-6-131-61-206-71l-66-18-35-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n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rond Trosterud</meta:initial-creator>
    <meta:creation-date>2011-01-16T17:17:51</meta:creation-date>
    <dc:date>2011-01-16T17:24:55</dc:date>
    <dc:creator>Trond Trosterud</dc:creator>
    <meta:editing-duration>PT00H07M07S</meta:editing-duration>
    <meta:editing-cycles>1</meta:editing-cycles>
    <meta:document-statistic meta:object-count="5"/>
    <meta:generator>OpenOffice.org/3.2$Unix OpenOffice.org_project/320m18$Build-9502</meta:generator>
  </office:meta>
</office:document-meta>
</file>